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s" fo:country="A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WW8Num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T1" style:family="text">
      <style:text-properties fo:font-size="12pt"/>
    </style:style>
    <style:style style:name="T2" style:family="text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fo:font-size="12pt" fo:language="es" fo:country="AR" style:text-underline-style="none" fo:font-weight="bold" style:font-name-asian="Arial" style:font-size-asian="12pt" style:font-weight-asian="bold" style:font-name-complex="Arial" style:font-size-complex="12pt" style:font-weight-complex="bold"/>
    </style:style>
    <style:style style:name="T5" style:family="text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6" style:family="text">
      <style:text-properties fo:language="es" fo:country="AR"/>
    </style:style>
    <style:style style:name="T7" style:family="text">
      <style:text-properties style:text-underline-style="none"/>
    </style:style>
    <style:style style:name="T8" style:family="text">
      <style:text-properties fo:font-weight="normal"/>
    </style:style>
    <style:style style:name="T9" style:family="text">
      <style:text-properties style:font-size-asian="12pt"/>
    </style:style>
    <style:style style:name="T10" style:family="text">
      <style:text-properties style:font-weight-asian="normal"/>
    </style:style>
    <style:style style:name="T11" style:family="text">
      <style:text-properties style:font-size-complex="12pt"/>
    </style:style>
    <style:style style:name="T12" style:family="text">
      <style:text-properties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InstalarC</text:p>
      <text:p text:style-name="P2">Caso 1:</text:p>
      <text:p text:style-name="P2"/>
      <text:p text:style-name="Standard"><text:span text:style-name="T2">Descripción:</text:span><text:span text:style-name="T3"> Instalar</text:span><text:span text:style-name="T4">C. </text:span><text:span text:style-name="T3">Cantidad incorrecta de parametros. </text:span></text:p>
      <text:p text:style-name="P3"/>
      <text:p text:style-name="Standard"><text:span text:style-name="T2">Pasos:</text:span><text:span text:style-name="T3"> </text:span></text:p>
      <text:list xml:id="list1051245385" text:style-name="WW8Num4">
        <text:list-item>
          <text:p text:style-name="P5">Ejecutar el comando InstalarC : InstalarC –h -v</text:p>
          <text:p text:style-name="P5"/>
        </text:list-item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Cantidad erronea de parametros, se requieren a lo sumo 1</text:span></text:p>
      <text:p text:style-name="Standard"><text:span text:style-name="T5">Proceso de instalación cancelado”</text:span></text:p>
      <text:p text:style-name="P3"/>
      <text:p text:style-name="P4">Observaciones:</text:p>
      <text:p text:style-name="P4"/>
      <text:p text:style-name="P4"/>
      <text:p text:style-name="P2">Caso 2:</text:p>
      <text:p text:style-name="P2"/>
      <text:p text:style-name="Standard"><text:span text:style-name="T2">Descripción:</text:span><text:span text:style-name="T3"> Instalar</text:span><text:span text:style-name="T4">C. </text:span><text:span text:style-name="T3">Parametro Ingresado invalido. </text:span></text:p>
      <text:p text:style-name="P3"/>
      <text:p text:style-name="Standard"><text:span text:style-name="T2">Pasos:</text:span><text:span text:style-name="T3"> </text:span></text:p>
      <text:list xml:id="list46576314" text:style-name="L1">
        <text:list-item>
          <text:p text:style-name="P6"><text:span text:style-name="T2">Ejecutar el comando InstalarC : InstalarC –ayuda</text:span></text:p>
        </text:list-item>
      </text:list>
      <text:list xml:id="list2052946835" text:continue-list="list1051245385" text:style-name="WW8Num4">
        <text:list-header>
          <text:p text:style-name="P5"/>
        </text:list-header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el parametro ingresado es erroneo, ejecute InstalarC --help para obtener ayuda</text:span></text:p>
      <text:p text:style-name="Standard"><text:span text:style-name="T5">Proceso de instalación cancelado”</text:span></text:p>
      <text:p text:style-name="P3"/>
      <text:p text:style-name="P4">Observaciones:</text:p>
      <text:p text:style-name="P1"/>
      <text:p text:style-name="P1"/>
      <text:p text:style-name="P2">Caso 3:</text:p>
      <text:p text:style-name="P2"/>
      <text:p text:style-name="Standard"><text:span text:style-name="T2">Descripción:</text:span><text:span text:style-name="T3"> Instalar</text:span><text:span text:style-name="T4">C. </text:span><text:span text:style-name="T3">No se aceptan los terminos legales. </text:span></text:p>
      <text:p text:style-name="P3"/>
      <text:p text:style-name="Standard"><text:span text:style-name="T2">Pasos:</text:span><text:span text:style-name="T3"> </text:span></text:p>
      <text:list xml:id="list40497137" text:style-name="L2">
        <text:list-item>
          <text:p text:style-name="P7"><text:span text:style-name="T2">Ejecutar el comando InstalarC : InstalarC</text:span></text:p>
        </text:list-item>
        <text:list-item>
          <text:p text:style-name="P7"><text:span text:style-name="T2">Ingresar r o rechazar por teclado, y presionar enter</text:span></text:p>
        </text:list-item>
      </text:list>
      <text:list xml:id="list2095908823" text:continue-list="list2052946835" text:style-name="WW8Num4">
        <text:list-header>
          <text:p text:style-name="P5"/>
        </text:list-header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</text:span><text:span text:style-name="T5">Proceso de instalación cancelado”</text:span></text:p>
      <text:p text:style-name="P3"/>
      <text:p text:style-name="P4">Observaciones:</text:p>
      <text:p text:style-name="P4"/>
      <text:p text:style-name="P4"/>
      <text:p text:style-name="P2">Caso 4:</text:p>
      <text:p text:style-name="P2"/>
      <text:p text:style-name="Standard"><text:span text:style-name="T2">Descripción:</text:span><text:span text:style-name="T3"> Instalar</text:span><text:span text:style-name="T4">C. </text:span><text:span text:style-name="T3">No se posee una version de perl igual o superior a 5. </text:span></text:p>
      <text:p text:style-name="P3"/>
      <text:p text:style-name="Standard"><text:span text:style-name="T2">Pasos:</text:span><text:span text:style-name="T3"> </text:span></text:p>
      <text:list xml:id="list1158754828" text:continue-list="list40497137" text:style-name="L2">
        <text:list-item text:start-value="1">
          <text:p text:style-name="P7"><text:span text:style-name="T2">Ejecutar el comando InstalarC(sin tener una version de perl superior o igual a 5): InstalarC</text:span></text:p>
        </text:list-item>
        <text:list-item>
          <text:p text:style-name="P7"><text:span text:style-name="T2">Aceptar los terminos legales presionando a o aceptar, y enter</text:span></text:p>
        </text:list-item>
      </text:list>
      <text:list xml:id="list182404418" text:continue-list="list2095908823" text:style-name="WW8Num4">
        <text:list-header>
          <text:p text:style-name="P5"/>
        </text:list-header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oft-page-break/><text:span text:style-name="T5">“Para instalar Consultar es necesario contar con Perl 5 o superior</text:span></text:p>
      <text:p text:style-name="Standard"><text:span text:style-name="T5">intalado. Efectúe su instalación e inténtelo nuevamente. Proceso de</text:span></text:p>
      <text:p text:style-name="Standard"><text:span text:style-name="T5">Instalación Cancelado”</text:span></text:p>
      <text:p text:style-name="P3"/>
      <text:p text:style-name="P4">Observaciones:</text:p>
      <text:p text:style-name="P4"/>
      <text:p text:style-name="P4"/>
      <text:p text:style-name="P2">Caso 5:</text:p>
      <text:p text:style-name="P2"/>
      <text:p text:style-name="Standard"><text:span text:style-name="T2">Descripción:</text:span><text:span text:style-name="T3"> Instalar</text:span><text:span text:style-name="T4">C. </text:span><text:span text:style-name="T3">Se posee una version de Perl</text:span><text:span text:style-name="T4"> </text:span><text:span text:style-name="T3">igual o superior a 5. </text:span></text:p>
      <text:p text:style-name="P3"/>
      <text:p text:style-name="Standard"><text:span text:style-name="T2">Pasos:</text:span><text:span text:style-name="T3"> </text:span></text:p>
      <text:list xml:id="list478504287" text:continue-list="list1158754828" text:style-name="L2">
        <text:list-item text:start-value="1">
          <text:p text:style-name="P7"><text:span text:style-name="T2">Ejecutar el comando InstalarC(con una version de perl superior o igual a 5): InstalarC</text:span></text:p>
        </text:list-item>
        <text:list-item>
          <text:p text:style-name="P7"><text:span text:style-name="T2">Aceptar los terminos legales presionando a o aceptar, y enter</text:span></text:p>
        </text:list-item>
      </text:list>
      <text:list xml:id="list1140884670" text:continue-list="list182404418" text:style-name="WW8Num4">
        <text:list-header>
          <text:p text:style-name="P5"/>
        </text:list-header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La version de perl instalada en el sistema es v5.XX</text:span></text:p>
      <text:p text:style-name="Standard"><text:span text:style-name="T5">Todos los directorios del sistema serán subdirectorios de $GRUPO</text:span></text:p>
      <text:p text:style-name="Standard"><text:span text:style-name="T5">Todos los componentes de la instalación se obtendrán del repositorio:</text:span></text:p>
      <text:p text:style-name="Standard"><text:span text:style-name="T5">$GRUPO/inst</text:span></text:p>
      <text:p text:style-name="Standard"><text:span text:style-name="T5">detectarC</text:span></text:p>
      <text:p text:style-name="Standard"><text:span text:style-name="T5">errores.mae</text:span></text:p>
      <text:p text:style-name="Standard"><text:span text:style-name="T5">iniciarC</text:span></text:p>
      <text:p text:style-name="Standard"><text:span text:style-name="T5">InstalarC</text:span></text:p>
      <text:p text:style-name="Standard"><text:span text:style-name="T5">instalarc.log</text:span></text:p>
      <text:p text:style-name="Standard"><text:span text:style-name="T5">listarC</text:span></text:p>
      <text:p text:style-name="Standard"><text:span text:style-name="T5">loguearc.log</text:span></text:p>
      <text:p text:style-name="Standard"><text:span text:style-name="T5">sumarC</text:span></text:p>
      <text:p text:style-name="Standard"><text:span text:style-name="T5">El log de la instalacion se almacenara en $GRUPO/inst</text:span></text:p>
      <text:p text:style-name="Standard"><text:span text:style-name="T5">Al finalizar la instalación, si la misma fue exitosa se dejara un</text:span></text:p>
      <text:p text:style-name="Standard"><text:span text:style-name="T5">archivo de configuración en $GRUPO/conf</text:span></text:p>
      <text:p text:style-name="Standard"><text:span text:style-name="T5">Ingrese el nombre del directorio que permite el arribo de archivos</text:span></text:p>
      <text:p text:style-name="Standard"><text:span text:style-name="T5">externos ($GRUPO/arribos)”</text:span></text:p>
      <text:p text:style-name="P3"/>
      <text:p text:style-name="P4">Observaciones:</text:p>
      <text:p text:style-name="P4"/>
      <text:p text:style-name="P2">Caso 6:</text:p>
      <text:p text:style-name="P2"/>
      <text:p text:style-name="Standard"><text:span text:style-name="T2">Descripción:</text:span><text:span text:style-name="T3"> Instalar</text:span><text:span text:style-name="T4">C. </text:span><text:span text:style-name="T3">Se ingresa por teclado un path de directorio para el arribo de archivos invalido. </text:span></text:p>
      <text:p text:style-name="P3"/>
      <text:p text:style-name="Standard"><text:span text:style-name="T2">Pasos:</text:span><text:span text:style-name="T3"> </text:span></text:p>
      <text:list xml:id="list1955374293" text:continue-list="list478504287" text:style-name="L2">
        <text:list-item text:start-value="1">
          <text:p text:style-name="P7"><text:span text:style-name="T2">Ejecutar el comando InstalarC: InstalarC</text:span></text:p>
        </text:list-item>
        <text:list-item>
          <text:p text:style-name="P7"><text:span text:style-name="T2">Aceptar los terminos legales presionando a o aceptar, y enter</text:span></text:p>
        </text:list-item>
        <text:list-item>
          <text:p text:style-name="P7"><text:span text:style-name="T2">Se ingresa por teclado el path bin o /bin/</text:span></text:p>
        </text:list-item>
      </text:list>
      <text:list xml:id="list80185050" text:continue-list="list1140884670" text:style-name="WW8Num4">
        <text:list-header>
          <text:p text:style-name="P5"/>
        </text:list-header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error en el armado del path, debe arrancar con / y terminar con un caracter alfa-numerico o _</text:span></text:p>
      <text:p text:style-name="Standard"><text:span text:style-name="T5">Ingrese el nombre del directorio que permite el arribo de archivos</text:span></text:p>
      <text:p text:style-name="Standard"><text:span text:style-name="T5">externos ($GRUPO/arribos)”</text:span></text:p>
      <text:p text:style-name="P3"/>
      <text:p text:style-name="P4">Observaciones:</text:p>
      <text:p text:style-name="P2"><text:soft-page-break/>Caso 7:</text:p>
      <text:p text:style-name="P2"/>
      <text:p text:style-name="Standard"><text:span text:style-name="T2">Descripción:</text:span><text:span text:style-name="T3"> Instalar</text:span><text:span text:style-name="T4">C. </text:span><text:span text:style-name="T3">Se cambian los valores default de configuración al volver atras. </text:span></text:p>
      <text:p text:style-name="P3"/>
      <text:p text:style-name="Standard"><text:span text:style-name="T2">Pasos:</text:span><text:span text:style-name="T3"> </text:span></text:p>
      <text:list xml:id="list1049486066" text:continue-list="list1955374293" text:style-name="L2">
        <text:list-item text:start-value="1">
          <text:p text:style-name="P7"><text:span text:style-name="T2">Ejecutar el comando InstalarC: InstalarC</text:span></text:p>
        </text:list-item>
        <text:list-item>
          <text:p text:style-name="P7"><text:span text:style-name="T2">Aceptar los terminos legales presionando a o aceptar, y enter</text:span></text:p>
        </text:list-item>
        <text:list-item>
          <text:p text:style-name="P7"><text:span text:style-name="T2">Se ingresa por teclado el path de la carpeta de arribos /entrantes</text:span></text:p>
        </text:list-item>
        <text:list-item>
          <text:p text:style-name="P7"><text:span text:style-name="T2">Se ingresa por teclado v o volver al ingresar tamaño de la carpeta de arribos</text:span></text:p>
        </text:list-item>
      </text:list>
      <text:list xml:id="list1981504104" text:continue-list="list80185050" text:style-name="WW8Num4">
        <text:list-header>
          <text:p text:style-name="P5"/>
        </text:list-header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Ingrese el nombre del directorio que permite el arribo de archivos</text:span></text:p>
      <text:p text:style-name="Standard"><text:span text:style-name="T5">externos ($GRUPO/arribos)</text:span></text:p>
      <text:p text:style-name="Standard"><text:span text:style-name="T5">/entrantes</text:span></text:p>
      <text:p text:style-name="Standard"><text:span text:style-name="T5">Ingrese el espacio mínimo requerido para datos externos(en Mbytes):</text:span></text:p>
      <text:p text:style-name="Standard"><text:span text:style-name="T5">100 Mb</text:span></text:p>
      <text:p text:style-name="Standard"><text:span text:style-name="T5">v</text:span></text:p>
      <text:p text:style-name="Standard"><text:span text:style-name="T5">Ingrese el nombre del directorio que permite el arribo de archivos</text:span></text:p>
      <text:p text:style-name="Standard"><text:span text:style-name="T5">externos ($GRUPO/entrantes)”</text:span></text:p>
      <text:p text:style-name="P3"/>
      <text:p text:style-name="P4">Observaciones:</text:p>
      <text:p text:style-name="P4"/>
      <text:p text:style-name="P2">Caso 8:</text:p>
      <text:p text:style-name="P2"/>
      <text:p text:style-name="Standard"><text:span text:style-name="T2">Descripción:</text:span><text:span text:style-name="T3"> Instalar</text:span><text:span text:style-name="T4">C. </text:span><text:span text:style-name="T3">Se ingresa por teclado un espacio minimo necesario para arribos que no es un numero o un entero</text:span></text:p>
      <text:p text:style-name="P3"/>
      <text:p text:style-name="Standard"><text:span text:style-name="T2">Pasos:</text:span><text:span text:style-name="T3"> </text:span></text:p>
      <text:list xml:id="list186115438" text:continue-list="list1049486066" text:style-name="L2">
        <text:list-item text:start-value="1">
          <text:p text:style-name="P7"><text:span text:style-name="T2">Ejecutar el comando InstalarC: InstalarC</text:span></text:p>
        </text:list-item>
        <text:list-item>
          <text:p text:style-name="P7"><text:span text:style-name="T2">Aceptar los terminos legales presionando a o aceptar, y enter</text:span></text:p>
        </text:list-item>
        <text:list-item>
          <text:p text:style-name="P7"><text:span text:style-name="T2">Se ingresa por teclado a o aceptar o enter para el path de arribos</text:span></text:p>
        </text:list-item>
        <text:list-item>
          <text:p text:style-name="P7"><text:span text:style-name="T2">Se ingresa por teclado 45g o 45.4 como espacio minimo necesario para arribos</text:span></text:p>
        </text:list-item>
      </text:list>
      <text:list xml:id="list1291373735" text:continue-list="list1981504104" text:style-name="WW8Num4">
        <text:list-header>
          <text:p text:style-name="P5"/>
        </text:list-header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Ingrese el espacio mínimo requerido para datos externos(en Mbytes):</text:span></text:p>
      <text:p text:style-name="Standard"><text:span text:style-name="T5">100 Mb</text:span></text:p>
      <text:p text:style-name="Standard"><text:span text:style-name="T5">45g</text:span></text:p>
      <text:p text:style-name="Standard"><text:span text:style-name="T5">error en la data ingresada, se esperaba un numero entero</text:span></text:p>
      <text:p text:style-name="Standard"><text:span text:style-name="T5">Ingrese el espacio mínimo requerido para datos externos(en Mbytes):</text:span></text:p>
      <text:p text:style-name="Standard"><text:span text:style-name="T5">100 Mb</text:span></text:p>
      <text:p text:style-name="Standard"><text:span text:style-name="T5">45.4</text:span></text:p>
      <text:p text:style-name="Standard"><text:span text:style-name="T5">error en la data ingresada, se esperaba un numero entero</text:span></text:p>
      <text:p text:style-name="Standard"><text:span text:style-name="T5">Ingrese el espacio mínimo requerido para datos externos(en Mbytes):</text:span></text:p>
      <text:p text:style-name="Standard"><text:span text:style-name="T5">100 Mb”</text:span></text:p>
      <text:p text:style-name="P3"/>
      <text:p text:style-name="P4">Observaciones:</text:p>
      <text:p text:style-name="P4"/>
      <text:p text:style-name="P4"/>
      <text:p text:style-name="P2">Caso 9:</text:p>
      <text:p text:style-name="P2"/>
      <text:p text:style-name="Standard"><text:span text:style-name="T2">Descripción:</text:span><text:span text:style-name="T3"> Instalar</text:span><text:span text:style-name="T4">C. </text:span><text:span text:style-name="T3">Se cancela la instalación durante la etapa de seteo de parámetros. </text:span></text:p>
      <text:p text:style-name="P3"/>
      <text:p text:style-name="Standard"><text:soft-page-break/><text:span text:style-name="T2">Pasos:</text:span><text:span text:style-name="T3"> </text:span></text:p>
      <text:list xml:id="list423375164" text:continue-list="list186115438" text:style-name="L2">
        <text:list-item text:start-value="1">
          <text:p text:style-name="P7"><text:span text:style-name="T2">Ejecutar el comando InstalarC: InstalarC</text:span></text:p>
        </text:list-item>
        <text:list-item>
          <text:p text:style-name="P7"><text:span text:style-name="T2">Aceptar los terminos legales presionando a o aceptar, y enter</text:span></text:p>
        </text:list-item>
        <text:list-item>
          <text:p text:style-name="P7"><text:span text:style-name="T2">Se ingresa por teclado a o aceptar o enter para el path de arribo</text:span></text:p>
        </text:list-item>
        <text:list-item>
          <text:p text:style-name="P7">Se ingresa c o cancelar por teclado para el espacio minimo requerido para arribos</text:p>
        </text:list-item>
      </text:list>
      <text:p text:style-name="Standard"><text:span text:style-name="T3"/></text:p>
      <text:list xml:id="list1020641141" text:continue-list="list1291373735" text:style-name="WW8Num4">
        <text:list-header>
          <text:p text:style-name="P5"/>
        </text:list-header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Ingrese el nombre del directorio que permite el arribo de archivos</text:span></text:p>
      <text:p text:style-name="Standard"><text:span text:style-name="T5">externos ($GRUPO/arribos)</text:span></text:p>
      <text:p text:style-name="Standard"><text:span text:style-name="T5">a</text:span></text:p>
      <text:p text:style-name="Standard"><text:span text:style-name="T5">Ingrese el espacio mínimo requerido para datos externos(en Mbytes):</text:span></text:p>
      <text:p text:style-name="Standard"><text:span text:style-name="T5">100 Mb</text:span></text:p>
      <text:p text:style-name="Standard"><text:span text:style-name="T5">c</text:span></text:p>
      <text:p text:style-name="Standard"><text:span text:style-name="T5">Proceso de instalación cancelado”</text:span></text:p>
      <text:p text:style-name="P3"/>
      <text:p text:style-name="P4">Observaciones:</text:p>
      <text:p text:style-name="P4"/>
      <text:p text:style-name="P4"/>
      <text:p text:style-name="P2">Caso 10:</text:p>
      <text:p text:style-name="P2"/>
      <text:p text:style-name="Standard"><text:span text:style-name="T2">Descripción:</text:span><text:span text:style-name="T3"> Instalar</text:span><text:span text:style-name="T4">C. </text:span><text:span text:style-name="T3">Se ingresa por teclado un espacio minimo para la carpeta de arribos superior al espacio disponible en disco. </text:span></text:p>
      <text:p text:style-name="P3"/>
      <text:p text:style-name="Standard"><text:span text:style-name="T2">Pasos:</text:span><text:span text:style-name="T3"> </text:span></text:p>
      <text:list xml:id="list1892519285" text:continue-list="list423375164" text:style-name="L2">
        <text:list-item text:start-value="1">
          <text:p text:style-name="P7"><text:span text:style-name="T2">Ejecutar el comando InstalarC: InstalarC</text:span></text:p>
        </text:list-item>
        <text:list-item>
          <text:p text:style-name="P7"><text:span text:style-name="T2">Aceptar los terminos legales presionando a o aceptar, y enter</text:span></text:p>
        </text:list-item>
        <text:list-item>
          <text:p text:style-name="P7"><text:span text:style-name="T2">Se ingresa por teclado a o aceptar o enter para el path de arribo</text:span></text:p>
        </text:list-item>
        <text:list-item>
          <text:p text:style-name="P7"><text:span text:style-name="T2">Se ingresa por teclado 200000 para el espacio minimo requerido para arribos</text:span></text:p>
        </text:list-item>
      </text:list>
      <text:list xml:id="list1845205113" text:continue-list="list1020641141" text:style-name="WW8Num4">
        <text:list-header>
          <text:p text:style-name="P5"/>
        </text:list-header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Ingrese el espacio mínimo requerido para datos externos(en Mbytes):</text:span></text:p>
      <text:p text:style-name="Standard"><text:span text:style-name="T5">100 Mb</text:span></text:p>
      <text:p text:style-name="Standard"><text:span text:style-name="T5">200000</text:span></text:p>
      <text:p text:style-name="Standard"><text:span text:style-name="T5">Insuficiente espacio en disco. Espacio disponible: 122880 Mb.</text:span></text:p>
      <text:p text:style-name="Standard"><text:span text:style-name="T5">Espacio requerido 200000 Mb</text:span></text:p>
      <text:p text:style-name="Standard"><text:span text:style-name="T5">Ingrese el espacio mínimo requerido para datos externos(en Mbytes):</text:span></text:p>
      <text:p text:style-name="Standard"><text:span text:style-name="T5">100 Mb”</text:span></text:p>
      <text:p text:style-name="P3"/>
      <text:p text:style-name="P4">Observaciones:</text:p>
      <text:p text:style-name="P4"/>
      <text:p text:style-name="P2">Caso 11:</text:p>
      <text:p text:style-name="P2"/>
      <text:p text:style-name="Standard"><text:span text:style-name="T2">Descripción:</text:span><text:span text:style-name="T3"> Instalar</text:span><text:span text:style-name="T4">C. </text:span><text:span text:style-name="T3">Se ingresa por teclado una extension de log invalida. </text:span></text:p>
      <text:p text:style-name="P3"/>
      <text:p text:style-name="Standard"><text:span text:style-name="T2">Pasos:</text:span><text:span text:style-name="T3"> </text:span></text:p>
      <text:list xml:id="list1165023036" text:continue-list="list1892519285" text:style-name="L2">
        <text:list-item text:start-value="1">
          <text:p text:style-name="P7"><text:span text:style-name="T2">Ejecutar el comando InstalarC: InstalarC</text:span></text:p>
        </text:list-item>
        <text:list-item>
          <text:p text:style-name="P7"><text:span text:style-name="T2">Aceptar los terminos legales presionando a o aceptar, y enter</text:span></text:p>
        </text:list-item>
        <text:list-item>
          <text:p text:style-name="P7"><text:span text:style-name="T2">Se ingresa por teclado /entradas el path de arribo</text:span></text:p>
        </text:list-item>
        <text:list-item>
          <text:p text:style-name="P7"><text:span text:style-name="T2">Se ingresa por teclado 80 de tamaño minimo para datos externos</text:span></text:p>
        </text:list-item>
        <text:list-item>
          <text:p text:style-name="P7"><text:span text:style-name="T2">Se ingresa por teclado /ejecutables para el subdirectorio de ejecutables</text:span></text:p>
        </text:list-item>
        <text:list-item>
          <text:p text:style-name="P7"><text:span text:style-name="T2">Se ingresa por teclado /logeo para el directorio de log</text:span></text:p>
        </text:list-item>
        <text:list-item>
          <text:p text:style-name="P7"><text:soft-page-break/><text:span text:style-name="T2">Se ingresa por teclado log o .log. para la extensión de log </text:span></text:p>
        </text:list-item>
      </text:list>
      <text:list xml:id="list124442946" text:continue-list="list1845205113" text:style-name="WW8Num4">
        <text:list-header>
          <text:p text:style-name="P5"/>
        </text:list-header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Ingrese la extensión para los archivos de log: (.log)</text:span></text:p>
      <text:p text:style-name="Standard"><text:span text:style-name="T5">log</text:span></text:p>
      <text:p text:style-name="Standard"><text:span text:style-name="T5">error en el formato de extension ingresado, se espera empiece con punto y termine con caracter alfa-numerico</text:span></text:p>
      <text:p text:style-name="Standard"><text:span text:style-name="T5">Ingrese la extensión para los archivos de log: (.log)</text:span></text:p>
      <text:p text:style-name="Standard"><text:span text:style-name="T5">.log.</text:span></text:p>
      <text:p text:style-name="Standard"><text:span text:style-name="T5">error en el formato de extension ingresado, se espera empiece con punto y termine con caracter alfa-numerico</text:span></text:p>
      <text:p text:style-name="Standard"><text:span text:style-name="T5">Ingrese la extensión para los archivos de log: (.log)”</text:span></text:p>
      <text:p text:style-name="P3"/>
      <text:p text:style-name="P4">Observaciones:</text:p>
      <text:p text:style-name="P4"/>
      <text:p text:style-name="P2">Caso 12:</text:p>
      <text:p text:style-name="P2"/>
      <text:p text:style-name="Standard"><text:span text:style-name="T2">Descripción:</text:span><text:span text:style-name="T3"> Instalar</text:span><text:span text:style-name="T4">C. </text:span><text:span text:style-name="T3">Se ingresan todos los valores de configuración a setear de manera correcta. </text:span></text:p>
      <text:p text:style-name="P3"/>
      <text:p text:style-name="Standard"><text:span text:style-name="T2">Pasos:</text:span><text:span text:style-name="T3"> </text:span></text:p>
      <text:list xml:id="list1543188824" text:continue-list="list1165023036" text:style-name="L2">
        <text:list-item text:start-value="1">
          <text:p text:style-name="P7"><text:span text:style-name="T2">Ejecutar el comando InstalarC: InstalarC</text:span></text:p>
        </text:list-item>
        <text:list-item>
          <text:p text:style-name="P7"><text:span text:style-name="T2">Aceptar los terminos legales presionando a o aceptar, y enter</text:span></text:p>
        </text:list-item>
        <text:list-item>
          <text:p text:style-name="P7"><text:span text:style-name="T2">Se ingresa por teclado /entradas el path de arribo</text:span></text:p>
        </text:list-item>
        <text:list-item>
          <text:p text:style-name="P7"><text:span text:style-name="T2">Se ingresa por teclado 80 de tamaño minimo para datos externos</text:span></text:p>
        </text:list-item>
        <text:list-item>
          <text:p text:style-name="P7"><text:span text:style-name="T2">Se ingresa por teclado /ejecutables para el subdirectorio de ejecutables</text:span></text:p>
        </text:list-item>
        <text:list-item>
          <text:p text:style-name="P7"><text:span text:style-name="T2">Se ingresa por teclado /logeo para el directorio de log</text:span></text:p>
        </text:list-item>
        <text:list-item>
          <text:p text:style-name="P7"><text:span text:style-name="T2">Se ingresa por teclado .logeo para la extension de los archivos de log</text:span></text:p>
        </text:list-item>
        <text:list-item>
          <text:p text:style-name="P7"><text:span text:style-name="T2">Se ingresa por teclado 500 para el tamaño maximo de los archivos de log</text:span></text:p>
        </text:list-item>
      </text:list>
      <text:list xml:id="list2131503880" text:continue-list="list124442946" text:style-name="WW8Num4">
        <text:list-header>
          <text:p text:style-name="P5"/>
        </text:list-header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****************************************************************</text:span></text:p>
      <text:p text:style-name="Standard"><text:span text:style-name="T5">*</text:span></text:p>
      <text:p text:style-name="Standard"><text:span text:style-name="T5">*<text:tab/>Parámetros de instalación del paquete Consultar<text:tab/><text:tab/>*</text:span></text:p>
      <text:p text:style-name="Standard"><text:span text:style-name="T5">****************************************************************</text:span></text:p>
      <text:p text:style-name="Standard"><text:span text:style-name="T5">*</text:span></text:p>
      <text:p text:style-name="Standard"><text:span text:style-name="T5">Directorio de trabajo: $GRUPO</text:span></text:p>
      <text:p text:style-name="Standard"><text:span text:style-name="T5">Directorio de instalación: $GRUPO/inst</text:span></text:p>
      <text:p text:style-name="Standard"><text:span text:style-name="T5">Directorio de configuración: $GRUPO/conf</text:span></text:p>
      <text:p text:style-name="Standard"><text:span text:style-name="T5">Directorio de datos maestros: $GRUPO/mae</text:span></text:p>
      <text:p text:style-name="Standard"><text:span text:style-name="T5">Directorio de ejecutables: /ejecutables</text:span></text:p>
      <text:p text:style-name="Standard"><text:span text:style-name="T5">Librería de funciones: $GRUPO/lib</text:span></text:p>
      <text:p text:style-name="Standard"><text:span text:style-name="T5">Directorio de arribos: /entradas</text:span></text:p>
      <text:p text:style-name="Standard"><text:span text:style-name="T5">Espacio mínimo reservado en : 80 MB</text:span></text:p>
      <text:p text:style-name="Standard"><text:span text:style-name="T5">Directorio para los archivos de Log: /logeo</text:span></text:p>
      <text:p text:style-name="Standard"><text:span text:style-name="T5">Extensión para los archivos de Log: logeo</text:span></text:p>
      <text:p text:style-name="Standard"><text:span text:style-name="T5">Tamaño máximo para los archivos de Log: 500 KB</text:span></text:p>
      <text:p text:style-name="Standard"><text:span text:style-name="T5">Log de la instalación: $GRUPO/inst</text:span></text:p>
      <text:p text:style-name="Standard"><text:span text:style-name="T5">Si los datos ingresados son correctos de ENTER para continuar, si</text:span></text:p>
      <text:p text:style-name="Standard"><text:span text:style-name="T5">desea modificar algún parámetro oprima cualquier tecla para reiniciar”</text:span></text:p>
      <text:p text:style-name="P3"/>
      <text:p text:style-name="P4">Observaciones:</text:p>
      <text:p text:style-name="P4"/>
      <text:p text:style-name="P2"><text:soft-page-break/>Caso 13:</text:p>
      <text:p text:style-name="P2"/>
      <text:p text:style-name="Standard"><text:span text:style-name="T2">Descripción:</text:span><text:span text:style-name="T3"> Instalar</text:span><text:span text:style-name="T4">C. </text:span><text:span text:style-name="T3">Faltan los archivos maestros no obligatorio encuestas.mae, preguntas.mae y encuestadores.mae en la carpeta inst. </text:span></text:p>
      <text:p text:style-name="P3"/>
      <text:p text:style-name="Standard"><text:span text:style-name="T2">Pasos:</text:span><text:span text:style-name="T3"> </text:span></text:p>
      <text:list xml:id="list1469259131" text:continue-list="list1543188824" text:style-name="L2">
        <text:list-item text:start-value="1">
          <text:p text:style-name="P7"><text:span text:style-name="T2">Ejecutar el comando InstalarC: InstalarC</text:span></text:p>
        </text:list-item>
        <text:list-item>
          <text:p text:style-name="P7"><text:span text:style-name="T2">Aceptar los terminos legales presionando a o aceptar, y enter</text:span></text:p>
        </text:list-item>
        <text:list-item>
          <text:p text:style-name="P7"><text:span text:style-name="T2">Se ingresa por teclado /entradas el path de arribo</text:span></text:p>
        </text:list-item>
        <text:list-item>
          <text:p text:style-name="P7"><text:span text:style-name="T2">Se ingresa por teclado 80 de tamaño minimo para datos externos</text:span></text:p>
        </text:list-item>
        <text:list-item>
          <text:p text:style-name="P7"><text:span text:style-name="T2">Se ingresa por teclado /ejecutables para el subdirectorio de ejecutables</text:span></text:p>
        </text:list-item>
        <text:list-item>
          <text:p text:style-name="P7"><text:span text:style-name="T2">Se ingresa por teclado /logeo para el directorio de log</text:span></text:p>
        </text:list-item>
        <text:list-item>
          <text:p text:style-name="P7"><text:span text:style-name="T2">Se ingresa por teclado .logeo para la extension de los archivos de log</text:span></text:p>
        </text:list-item>
        <text:list-item>
          <text:p text:style-name="P7"><text:span text:style-name="T2">Se ingresa por teclado 500 para el tamaño maximo de los archivos de log</text:span></text:p>
        </text:list-item>
        <text:list-item>
          <text:p text:style-name="P7"><text:span text:style-name="T2">Se presiona enter para iniciar la instalación</text:span></text:p>
        </text:list-item>
        <text:list-item>
          <text:p text:style-name="P7"><text:span text:style-name="T2">Se ingresa si por teclado para confirmar el inicio de instalación</text:span></text:p>
        </text:list-item>
      </text:list>
      <text:p text:style-name="P4"/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Creando estructuras de Directorio.......</text:span></text:p>
      <text:p text:style-name="Standard"><text:span text:style-name="T5">moviendo archivos....</text:span></text:p>
      <text:p text:style-name="Standard"><text:span text:style-name="T5">Advertencia en la instalacion, no se puede encontrar el archivo encuestas.mae</text:span></text:p>
      <text:p text:style-name="Standard"><text:span text:style-name="T5">Advertencia en la instalacion, no se puede encontrar el archivo preguntas.mae</text:span></text:p>
      <text:p text:style-name="Standard"><text:span text:style-name="T5">Advertencia en la instalacion, no se puede encontrar el archivo encuestadores.mae</text:span></text:p>
      <text:p text:style-name="Standard"><text:span text:style-name="T5">********************************************************</text:span></text:p>
      <text:p text:style-name="Standard"><text:span text:style-name="T5">* <text:s text:c="5"/>Sistema Consultar Copyright SisOp (c)2011 <text:s text:c="6"/>*</text:span></text:p>
      <text:p text:style-name="Standard"><text:span text:style-name="T5">********************************************************</text:span></text:p>
      <text:p text:style-name="Standard"><text:span text:style-name="T5">*Se encuentran instalados los siguientes componentes: <text:s/>*</text:span></text:p>
      <text:p text:style-name="Standard"><text:span text:style-name="T5"></text:span></text:p>
      <text:p text:style-name="Standard"><text:span text:style-name="T5">*iniciarC dd/mm/aaaa <text:s/>hh:mm:ss usuario*</text:span></text:p>
      <text:p text:style-name="Standard"><text:span text:style-name="T5">*detectarC dd/mm/aaaa <text:s/>hh:mm:ss usuario*</text:span></text:p>
      <text:p text:style-name="Standard"><text:span text:style-name="T5">*sumarC dd/mm/aaaa <text:s/>hh:mm:ss usuario*</text:span></text:p>
      <text:p text:style-name="Standard"><text:span text:style-name="T5">*listarC dd/mm/aaaa <text:s/>hh:mm:ss usuario*</text:span></text:p>
      <text:p text:style-name="Standard"><text:span text:style-name="T5">*Falta instalar los siguientes componentes: <text:s text:c="11"/>*</text:span></text:p>
      <text:p text:style-name="Standard"><text:span text:style-name="T5"></text:span></text:p>
      <text:p text:style-name="Standard"><text:span text:style-name="T5">********************************************************</text:span></text:p>
      <text:p text:style-name="Standard"><text:span text:style-name="T5">* FIN del proceso de Instalación Copyright SisOp (c)2011<text:tab/>*</text:span></text:p>
      <text:p text:style-name="Standard"><text:span text:style-name="T5">*****************************************************************”</text:span></text:p>
      <text:p text:style-name="P3"/>
      <text:p text:style-name="P4">Observaciones:</text:p>
      <text:p text:style-name="P4"/>
      <text:p text:style-name="P2">Caso 14:</text:p>
      <text:p text:style-name="P2"/>
      <text:p text:style-name="Standard"><text:span text:style-name="T2">Descripción:</text:span><text:span text:style-name="T3"> Instalar</text:span><text:span text:style-name="T4">C. </text:span><text:span text:style-name="T3">Falta de algun archivo obligatorio para la instalacion en la carpeta inst. En este caso iniciarC </text:span></text:p>
      <text:p text:style-name="P3"/>
      <text:p text:style-name="Standard"><text:span text:style-name="T2">Pasos:</text:span><text:span text:style-name="T3"> </text:span></text:p>
      <text:list xml:id="list1939570274" text:continue-list="list1469259131" text:style-name="L2">
        <text:list-item text:start-value="1">
          <text:p text:style-name="P7"><text:span text:style-name="T2">Ejecutar el comando InstalarC: InstalarC</text:span></text:p>
        </text:list-item>
        <text:list-item>
          <text:p text:style-name="P7"><text:span text:style-name="T2">Aceptar los terminos legales presionando a o aceptar, y enter</text:span></text:p>
        </text:list-item>
        <text:list-item>
          <text:p text:style-name="P7"><text:span text:style-name="T2">Se ingresa por teclado /entradas el path de arribo</text:span></text:p>
        </text:list-item>
        <text:list-item>
          <text:p text:style-name="P7"><text:span text:style-name="T2">Se ingresa por teclado 80 de tamaño minimo para datos externos</text:span></text:p>
        </text:list-item>
        <text:list-item>
          <text:p text:style-name="P7"><text:span text:style-name="T2">Se ingresa por teclado /ejecutables para el subdirectorio de ejecutables</text:span></text:p>
        </text:list-item>
        <text:list-item>
          <text:p text:style-name="P7"><text:span text:style-name="T2">Se ingresa por teclado /logeo para el directorio de log</text:span></text:p>
        </text:list-item>
        <text:list-item>
          <text:p text:style-name="P7"><text:soft-page-break/><text:span text:style-name="T2">Se ingresa por teclado .logeo para la extension de los archivos de log</text:span></text:p>
        </text:list-item>
        <text:list-item>
          <text:p text:style-name="P7"><text:span text:style-name="T2">Se ingresa por teclado 500 para el tamaño maximo de los archivos de log</text:span></text:p>
        </text:list-item>
        <text:list-item>
          <text:p text:style-name="P7"><text:span text:style-name="T2">Se presiona enter para iniciar la instalación</text:span></text:p>
        </text:list-item>
        <text:list-item>
          <text:p text:style-name="P7"><text:span text:style-name="T2">Se ingresa si por teclado para confirmar el inicio de instalación</text:span></text:p>
        </text:list-item>
      </text:list>
      <text:p text:style-name="P4"/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Creando estructuras de Directorio.......</text:span></text:p>
      <text:p text:style-name="Standard"><text:span text:style-name="T5">moviendo archivos....</text:span></text:p>
      <text:p text:style-name="Standard"><text:span text:style-name="T5">Error severo en la instalacion, no se puede encontrar el archivo de comando iniciarC. Instalación corrompida, consulte a su proveedor</text:span></text:p>
      <text:p text:style-name="Standard"><text:span text:style-name="T5">Proceso de instalación cancelado”</text:span></text:p>
      <text:p text:style-name="P3"/>
      <text:p text:style-name="P4">Observaciones:</text:p>
      <text:p text:style-name="P4"/>
      <text:p text:style-name="P2">Caso 15:</text:p>
      <text:p text:style-name="P2"/>
      <text:p text:style-name="Standard"><text:span text:style-name="T2">Descripción:</text:span><text:span text:style-name="T3"> Instalar</text:span><text:span text:style-name="T4">C. </text:span><text:span text:style-name="T3">Finaliza exitosamente la instalación completa. </text:span></text:p>
      <text:p text:style-name="P3"/>
      <text:p text:style-name="Standard"><text:span text:style-name="T2">Pasos:</text:span><text:span text:style-name="T3"> </text:span></text:p>
      <text:list xml:id="list742837788" text:continue-list="list1939570274" text:style-name="L2">
        <text:list-item text:start-value="1">
          <text:p text:style-name="P7"><text:span text:style-name="T2">Ejecutar el comando InstalarC: InstalarC</text:span></text:p>
        </text:list-item>
        <text:list-item>
          <text:p text:style-name="P7"><text:span text:style-name="T2">Aceptar los terminos legales presionando a o aceptar, y enter</text:span></text:p>
        </text:list-item>
        <text:list-item>
          <text:p text:style-name="P7"><text:span text:style-name="T2">Se ingresa por teclado /entradas el path de arribo</text:span></text:p>
        </text:list-item>
        <text:list-item>
          <text:p text:style-name="P7"><text:span text:style-name="T2">Se ingresa por teclado 80 de tamaño minimo para datos externos</text:span></text:p>
        </text:list-item>
        <text:list-item>
          <text:p text:style-name="P7"><text:span text:style-name="T2">Se ingresa por teclado /ejecutables para el subdirectorio de ejecutables</text:span></text:p>
        </text:list-item>
        <text:list-item>
          <text:p text:style-name="P7"><text:span text:style-name="T2">Se ingresa por teclado /logeo para el directorio de log</text:span></text:p>
        </text:list-item>
        <text:list-item>
          <text:p text:style-name="P7"><text:span text:style-name="T2">Se ingresa por teclado .logeo para la extension de los archivos de log</text:span></text:p>
        </text:list-item>
        <text:list-item>
          <text:p text:style-name="P7"><text:span text:style-name="T2">Se ingresa por teclado 500 para el tamaño maximo de los archivos de log</text:span></text:p>
        </text:list-item>
        <text:list-item>
          <text:p text:style-name="P7"><text:span text:style-name="T2">Se presiona enter para iniciar la instalación</text:span></text:p>
        </text:list-item>
        <text:list-item>
          <text:p text:style-name="P7"><text:span text:style-name="T2">Se ingresa si por teclado para confirmar el inicio de instalación</text:span></text:p>
        </text:list-item>
      </text:list>
      <text:p text:style-name="P4"/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Creando estructuras de Directorio.......</text:span></text:p>
      <text:p text:style-name="Standard"><text:span text:style-name="T5">moviendo archivos....</text:span></text:p>
      <text:p text:style-name="Standard"><text:span text:style-name="T5">********************************************************</text:span></text:p>
      <text:p text:style-name="Standard"><text:span text:style-name="T5">* <text:s text:c="5"/>Sistema Consultar Copyright SisOp (c)2011 <text:s text:c="6"/>*</text:span></text:p>
      <text:p text:style-name="Standard"><text:span text:style-name="T5">********************************************************</text:span></text:p>
      <text:p text:style-name="Standard"><text:span text:style-name="T5">*Se encuentran instalados los siguientes componentes: <text:s/>*</text:span></text:p>
      <text:p text:style-name="Standard"><text:span text:style-name="T5"></text:span></text:p>
      <text:p text:style-name="Standard"><text:span text:style-name="T5">*iniciarC dd/mm/aaaa <text:s/>hh:mm:ss usuario*</text:span></text:p>
      <text:p text:style-name="Standard"><text:span text:style-name="T5">*detectarC dd/mm/aaaa <text:s/>hh:mm:ss usuario*</text:span></text:p>
      <text:p text:style-name="Standard"><text:span text:style-name="T5">*sumarC dd/mm/aaaa <text:s/>hh:mm:ss usuario*</text:span></text:p>
      <text:p text:style-name="Standard"><text:span text:style-name="T5">*listarC dd/mm/aaaa <text:s/>hh:mm:ss usuario*</text:span></text:p>
      <text:p text:style-name="Standard"><text:span text:style-name="T5">*Falta instalar los siguientes componentes: <text:s text:c="11"/>*</text:span></text:p>
      <text:p text:style-name="Standard"><text:span text:style-name="T5"></text:span></text:p>
      <text:p text:style-name="Standard"><text:span text:style-name="T5">********************************************************</text:span></text:p>
      <text:p text:style-name="Standard"><text:span text:style-name="T5">* FIN del proceso de Instalación Copyright SisOp (c)2011<text:tab/>*</text:span></text:p>
      <text:p text:style-name="Standard"><text:span text:style-name="T5">*****************************************************************”</text:span></text:p>
      <text:p text:style-name="P3"/>
      <text:p text:style-name="P4">Observaciones:</text:p>
      <text:p text:style-name="P4"/>
      <text:p text:style-name="P4"/>
      <text:p text:style-name="P4"/>
      <text:p text:style-name="P2"><text:soft-page-break/>Caso 16:</text:p>
      <text:p text:style-name="P2"/>
      <text:p text:style-name="Standard"><text:span text:style-name="T2">Descripción:</text:span><text:span text:style-name="T4"> InstalarC. </text:span><text:span text:style-name="T3">Se instala por segunda vez, sobre una instalación completa. </text:span></text:p>
      <text:p text:style-name="P3"/>
      <text:p text:style-name="Standard"><text:span text:style-name="T2">Pasos:</text:span><text:span text:style-name="T3"> </text:span></text:p>
      <text:list xml:id="list296783208" text:continue-list="list742837788" text:style-name="L2">
        <text:list-item text:start-value="1">
          <text:p text:style-name="P7"><text:span text:style-name="T2">Ejecutar el caso 15</text:span></text:p>
        </text:list-item>
        <text:list-item>
          <text:p text:style-name="P7"><text:span text:style-name="T2">Ejecutar el comando InstalarC: InstalarC</text:span></text:p>
          <text:p text:style-name="P7"><text:span text:style-name="T2"/></text:p>
        </text:list-item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********************************************************</text:span></text:p>
      <text:p text:style-name="Standard"><text:span text:style-name="T5">* <text:s text:c="5"/>Sistema Consultar Copyright SisOp (c)2011 <text:s text:c="6"/>*</text:span></text:p>
      <text:p text:style-name="Standard"><text:span text:style-name="T5">********************************************************</text:span></text:p>
      <text:p text:style-name="Standard"><text:span text:style-name="T5">*Se encuentran instalados los siguientes componentes: <text:s/>*</text:span></text:p>
      <text:p text:style-name="Standard"><text:span text:style-name="T5"></text:span></text:p>
      <text:p text:style-name="Standard"><text:span text:style-name="T5">*iniciarC dd/mm/aaaa <text:s/>hh:mm:ss usuario*</text:span></text:p>
      <text:p text:style-name="Standard"><text:span text:style-name="T5">*detectarC dd/mm/aaaa <text:s/>hh:mm:ss usuario*</text:span></text:p>
      <text:p text:style-name="Standard"><text:span text:style-name="T5">*sumarC dd/mm/aaaa <text:s/>hh:mm:ss usuario*</text:span></text:p>
      <text:p text:style-name="Standard"><text:span text:style-name="T5">*listarC dd/mm/aaaa <text:s/>hh:mm:ss usuario*</text:span></text:p>
      <text:p text:style-name="Standard"><text:span text:style-name="T5">********************************************************</text:span></text:p>
      <text:p text:style-name="Standard"><text:span text:style-name="T5">Proceso de instalacion cancelado”</text:span></text:p>
      <text:p text:style-name="P3"/>
      <text:p text:style-name="P4">Observaciones:</text:p>
      <text:p text:style-name="P4"/>
      <text:p text:style-name="P2">Caso 17:</text:p>
      <text:p text:style-name="P2"/>
      <text:p text:style-name="Standard"><text:span text:style-name="T2">Descripción:</text:span><text:span text:style-name="T4"> InstalarC. </text:span><text:span text:style-name="T3">Se instala por segunda vez, sobre una instalación a la que se le elimino el ejecutable de detectarC. </text:span></text:p>
      <text:p text:style-name="P3"/>
      <text:p text:style-name="Standard"><text:span text:style-name="T2">Pasos:</text:span><text:span text:style-name="T3"> </text:span></text:p>
      <text:list xml:id="list1401254511" text:continue-list="list296783208" text:style-name="L2">
        <text:list-item text:start-value="1">
          <text:p text:style-name="P7"><text:span text:style-name="T2">Ejecutar el caso 15</text:span></text:p>
        </text:list-item>
        <text:list-item>
          <text:p text:style-name="P7"><text:span text:style-name="T2">Eliminar el detectarC de los ejecutables</text:span></text:p>
        </text:list-item>
        <text:list-item>
          <text:p text:style-name="P7"><text:span text:style-name="T2">Ejecutar el comando InstalarC: InstalarC</text:span></text:p>
          <text:p text:style-name="P7"><text:span text:style-name="T2"/></text:p>
        </text:list-item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********************************************************</text:span></text:p>
      <text:p text:style-name="Standard"><text:span text:style-name="T5">* <text:s text:c="5"/>Sistema Consultar Copyright SisOp (c)2011 <text:s text:c="6"/>*</text:span></text:p>
      <text:p text:style-name="Standard"><text:span text:style-name="T5">********************************************************</text:span></text:p>
      <text:p text:style-name="Standard"><text:span text:style-name="T5">*Se encuentran instalados los siguientes componentes: <text:s/>*</text:span></text:p>
      <text:p text:style-name="Standard"><text:span text:style-name="T5"></text:span></text:p>
      <text:p text:style-name="Standard"><text:span text:style-name="T5">*iniciarC dd/mm/aaaa <text:s/>hh:mm:ss usuario*</text:span></text:p>
      <text:p text:style-name="Standard"><text:span text:style-name="T5">*sumarC dd/mm/aaaa <text:s/>hh:mm:ss usuario*</text:span></text:p>
      <text:p text:style-name="Standard"><text:span text:style-name="T5">*listarC dd/mm/aaaa <text:s/>hh:mm:ss usuario*</text:span></text:p>
      <text:p text:style-name="Standard"><text:span text:style-name="T5">*Falta instalar los siguientes componentes: <text:s text:c="11"/>*</text:span></text:p>
      <text:p text:style-name="Standard"><text:span text:style-name="T5"></text:span></text:p>
      <text:p text:style-name="Standard"><text:span text:style-name="T5">*detectarC</text:span></text:p>
      <text:p text:style-name="Standard"><text:span text:style-name="T5">********************************************************</text:span></text:p>
      <text:p text:style-name="Standard"><text:span text:style-name="T5">Se propone la instalación de los componentes faltantes, con las variables de instalación</text:span></text:p>
      <text:p text:style-name="Standard"><text:span text:style-name="T5">siguientes, predefinidas en el archivo de configuración : </text:span></text:p>
      <text:p text:style-name="Standard"><text:span text:style-name="T5">CURRDIR = $GRUPO</text:span></text:p>
      <text:p text:style-name="Standard"><text:span text:style-name="T5">CONFDIR = $GRUPO/conf</text:span></text:p>
      <text:p text:style-name="Standard"><text:span text:style-name="T5">DATAMAE = $GRUPO/mae</text:span></text:p>
      <text:p text:style-name="Standard"><text:span text:style-name="T5">LIBDIR = $GRUPO/lib</text:span></text:p>
      <text:p text:style-name="Standard"><text:soft-page-break/><text:span text:style-name="T5">BINDIR = /ejecutables</text:span></text:p>
      <text:p text:style-name="Standard"><text:span text:style-name="T5">ARRIDIR = /entradas</text:span></text:p>
      <text:p text:style-name="Standard"><text:span text:style-name="T5">DATASIZE = 80 Mb</text:span></text:p>
      <text:p text:style-name="Standard"><text:span text:style-name="T5">LOGDIR = /logeo</text:span></text:p>
      <text:p text:style-name="Standard"><text:span text:style-name="T5">LOGEXT = logeo</text:span></text:p>
      <text:p text:style-name="Standard"><text:span text:style-name="T5">MAXLOGSIZE = 500 Kb</text:span></text:p>
      <text:p text:style-name="Standard"><text:span text:style-name="T5">INICIARU = usuario</text:span></text:p>
      <text:p text:style-name="Standard"><text:span text:style-name="T5">INICIARF = dd/mm/aaaa <text:s/>hh:mm:ss</text:span></text:p>
      <text:p text:style-name="Standard"><text:span text:style-name="T5">DETECTARU = usuario</text:span></text:p>
      <text:p text:style-name="Standard"><text:span text:style-name="T5">DETECTARF = dd/mm/aaaa <text:s/>hh:mm:ss</text:span></text:p>
      <text:p text:style-name="Standard"><text:span text:style-name="T5">SUMARU = usuario</text:span></text:p>
      <text:p text:style-name="Standard"><text:span text:style-name="T5">SUMARF = dd/mm/aaaa <text:s/>hh:mm:ss</text:span></text:p>
      <text:p text:style-name="Standard"><text:span text:style-name="T5">LISTARU = usuario</text:span></text:p>
      <text:p text:style-name="Standard"><text:span text:style-name="T5">LISTARF =dd/mm/aaaa <text:s/>hh:mm:ss</text:span></text:p>
      <text:p text:style-name="Standard"><text:span text:style-name="T5">reservada</text:span></text:p>
      <text:p text:style-name="Standard"><text:span text:style-name="T5">reservada</text:span></text:p>
      <text:p text:style-name="Standard"><text:span text:style-name="T5">¿acepta completar la instalación?(Si/No)”</text:span></text:p>
      <text:p text:style-name="P3"/>
      <text:p text:style-name="P4">Observaciones:</text:p>
      <text:p text:style-name="P4"/>
      <text:p text:style-name="P2">Caso 18:</text:p>
      <text:p text:style-name="P2"/>
      <text:p text:style-name="Standard"><text:span text:style-name="T2">Descripción:</text:span><text:span text:style-name="T4"> InstalarC. </text:span><text:span text:style-name="T3">Se instala por segunda vez, sobre una instalación a la que se le elimino el ejecutable de detectarC. Y no se acepta completar la instalación</text:span></text:p>
      <text:p text:style-name="P3"/>
      <text:p text:style-name="Standard"><text:span text:style-name="T2">Pasos:</text:span><text:span text:style-name="T3"> </text:span></text:p>
      <text:list xml:id="list1465821940" text:continue-list="list1401254511" text:style-name="L2">
        <text:list-item text:start-value="1">
          <text:p text:style-name="P7"><text:span text:style-name="T2">Ejecutar el caso 15</text:span></text:p>
        </text:list-item>
        <text:list-item>
          <text:p text:style-name="P7"><text:span text:style-name="T2">Eliminar el detectarC de los ejecutables</text:span></text:p>
        </text:list-item>
        <text:list-item>
          <text:p text:style-name="P7"><text:span text:style-name="T2">Ejecutar el comando InstalarC: InstalarC</text:span></text:p>
        </text:list-item>
        <text:list-item>
          <text:p text:style-name="P7"><text:span text:style-name="T2">Se ingresa por teclado no, rechazando completar la instalación</text:span></text:p>
          <text:p text:style-name="P7"><text:span text:style-name="T2"/></text:p>
        </text:list-item>
      </text:list>
      <text:p text:style-name="Standard"><text:span text:style-name="T2">Resultado</text:span><text:span text:style-name="T3"> </text:span><text:span text:style-name="T2">esperado:</text:span><text:span text:style-name="T3"> Se muestra por pantalla el mensaje </text:span></text:p>
      <text:p text:style-name="Standard"><text:span text:style-name="T5">“¿acepta completar la instalación?(Si/No)</text:span></text:p>
      <text:p text:style-name="Standard"><text:span text:style-name="T5">no</text:span></text:p>
      <text:p text:style-name="Standard"><text:span text:style-name="T5">¿desea iniciar una instalación completa nueva?(Si/No)”</text:span></text:p>
      <text:p text:style-name="P3"/>
      <text:p text:style-name="P4">Observaciones: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avius </meta:initial-creator>
    <meta:creation-date>2011-10-22T20:20:06</meta:creation-date>
    <dc:date>2011-10-23T00:52:55</dc:date>
    <dc:creator>flavius </dc:creator>
    <meta:editing-duration>PT04H32M49S</meta:editing-duration>
    <meta:editing-cycles>23</meta:editing-cycles>
    <meta:generator>OpenOffice.org/3.2$Linux OpenOffice.org_project/320m12$Build-9483</meta:generator>
    <meta:document-statistic meta:table-count="0" meta:image-count="0" meta:object-count="0" meta:page-count="9" meta:paragraph-count="346" meta:word-count="2169" meta:character-count="14877"/>
  </office:meta>
</office:document-meta>
</file>